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ddb7" officeooo:paragraph-rsid="000bddb7"/>
    </style:style>
    <style:style style:name="P2" style:family="paragraph" style:parent-style-name="Standard" style:list-style-name="L1">
      <style:text-properties officeooo:rsid="000c7dc3" officeooo:paragraph-rsid="000c7dc3"/>
    </style:style>
    <style:style style:name="P3" style:family="paragraph" style:parent-style-name="Standard" style:list-style-name="L1">
      <style:text-properties officeooo:rsid="000d18bb" officeooo:paragraph-rsid="000d18bb"/>
    </style:style>
    <style:style style:name="P4" style:family="paragraph" style:parent-style-name="Standard" style:list-style-name="L1">
      <style:text-properties officeooo:rsid="000f05b7" officeooo:paragraph-rsid="000f05b7"/>
    </style:style>
    <style:style style:name="P5" style:family="paragraph" style:parent-style-name="Standard" style:list-style-name="L1">
      <style:text-properties officeooo:rsid="000fc5d8" officeooo:paragraph-rsid="000fc5d8"/>
    </style:style>
    <style:style style:name="P6" style:family="paragraph" style:parent-style-name="Standard" style:list-style-name="L1">
      <style:text-properties officeooo:rsid="0010fd9e" officeooo:paragraph-rsid="0010fd9e"/>
    </style:style>
    <style:style style:name="P7" style:family="paragraph" style:parent-style-name="Standard" style:list-style-name="L1">
      <style:text-properties officeooo:rsid="0012f2f2" officeooo:paragraph-rsid="0012f2f2"/>
    </style:style>
    <style:style style:name="P8" style:family="paragraph" style:parent-style-name="Standard" style:list-style-name="L1">
      <style:text-properties officeooo:rsid="0014cdf6" officeooo:paragraph-rsid="0014cdf6"/>
    </style:style>
    <style:style style:name="P9" style:family="paragraph" style:parent-style-name="Standard" style:list-style-name="L1">
      <style:text-properties officeooo:rsid="00166855" officeooo:paragraph-rsid="00166855"/>
    </style:style>
    <style:style style:name="P10" style:family="paragraph" style:parent-style-name="Standard" style:list-style-name="L1">
      <style:text-properties officeooo:rsid="00188411" officeooo:paragraph-rsid="00188411"/>
    </style:style>
    <style:style style:name="P11" style:family="paragraph" style:parent-style-name="Standard" style:list-style-name="L1">
      <style:text-properties officeooo:rsid="001a7b1e" officeooo:paragraph-rsid="001a7b1e"/>
    </style:style>
    <style:style style:name="P12" style:family="paragraph" style:parent-style-name="Standard" style:list-style-name="L1">
      <style:text-properties officeooo:rsid="001b2378" officeooo:paragraph-rsid="001b2378"/>
    </style:style>
    <style:style style:name="P13" style:family="paragraph" style:parent-style-name="Standard" style:list-style-name="L1">
      <style:text-properties officeooo:rsid="001c4216" officeooo:paragraph-rsid="001c4216"/>
    </style:style>
    <style:style style:name="P14" style:family="paragraph" style:parent-style-name="Standard" style:list-style-name="L1">
      <style:text-properties officeooo:rsid="001ce6e4" officeooo:paragraph-rsid="001ce6e4"/>
    </style:style>
    <style:style style:name="P15" style:family="paragraph" style:parent-style-name="Standard" style:list-style-name="L1">
      <style:text-properties officeooo:rsid="001f0af3" officeooo:paragraph-rsid="001f0af3"/>
    </style:style>
    <style:style style:name="P16" style:family="paragraph" style:parent-style-name="Standard" style:list-style-name="L1">
      <style:text-properties officeooo:rsid="001f9547" officeooo:paragraph-rsid="001f9547"/>
    </style:style>
    <style:style style:name="P17" style:family="paragraph" style:parent-style-name="Standard" style:list-style-name="L1">
      <style:text-properties officeooo:rsid="0022a002" officeooo:paragraph-rsid="0022a002"/>
    </style:style>
    <style:style style:name="P18" style:family="paragraph" style:parent-style-name="Standard" style:list-style-name="L1">
      <style:text-properties officeooo:rsid="0023e470" officeooo:paragraph-rsid="00249a00"/>
    </style:style>
    <style:style style:name="P19" style:family="paragraph" style:parent-style-name="Standard" style:list-style-name="L1">
      <style:text-properties officeooo:rsid="00249a00" officeooo:paragraph-rsid="00249a00"/>
    </style:style>
    <style:style style:name="P20" style:family="paragraph" style:parent-style-name="Standard" style:list-style-name="L1">
      <style:text-properties officeooo:rsid="00251364" officeooo:paragraph-rsid="00251364"/>
    </style:style>
    <style:style style:name="P21" style:family="paragraph" style:parent-style-name="Standard" style:list-style-name="L1">
      <style:text-properties officeooo:rsid="0026b50f" officeooo:paragraph-rsid="0026b50f"/>
    </style:style>
    <style:style style:name="P22" style:family="paragraph" style:parent-style-name="Standard" style:list-style-name="L1">
      <style:text-properties officeooo:rsid="0026f686" officeooo:paragraph-rsid="0026f686"/>
    </style:style>
    <style:style style:name="P23" style:family="paragraph" style:parent-style-name="Standard" style:list-style-name="L1">
      <style:text-properties officeooo:rsid="00295a38" officeooo:paragraph-rsid="00295a38"/>
    </style:style>
    <style:style style:name="P24" style:family="paragraph" style:parent-style-name="Standard" style:list-style-name="L1">
      <style:text-properties officeooo:rsid="002b422c" officeooo:paragraph-rsid="002b422c"/>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font-name="Liberation Serif1"/>
    </style:style>
    <style:style style:name="T3" style:family="text">
      <style:text-properties style:font-name="Liberation Serif"/>
    </style:style>
    <style:style style:name="T4" style:family="text">
      <style:text-properties style:text-position="super 58%" style:font-name="Liberation Serif"/>
    </style:style>
    <style:style style:name="T5" style:family="text">
      <style:text-properties style:text-position="super 58%" style:font-name="Liberation Serif1"/>
    </style:style>
    <style:style style:name="T6" style:family="text">
      <style:text-properties style:text-position="0% 100%" style:font-name="Liberation Serif"/>
    </style:style>
    <style:style style:name="T7" style:family="text">
      <style:text-properties style:text-position="0% 100%" style:font-name="Liberation Serif" style:text-underline-style="solid" style:text-underline-width="auto" style:text-underline-color="font-color" fo:font-weight="bold" style:font-weight-asian="bold" style:font-weight-complex="bold"/>
    </style:style>
    <style:style style:name="T8" style:family="text">
      <style:text-properties style:text-position="0% 100%" style:font-name="Liberation Serif1"/>
    </style:style>
    <style:style style:name="T9" style:family="text">
      <style:text-properties style:text-position="0% 100%" style:font-name="Liberation Serif1" style:text-underline-style="solid" style:text-underline-width="auto" style:text-underline-color="font-color" fo:font-weight="bold" style:font-weight-asian="bold" style:font-weight-complex="bold"/>
    </style:style>
    <style:style style:name="T10" style:family="text">
      <style:text-properties style:text-position="0% 100%" style:font-name="Liberation Serif1" style:text-underline-style="solid" style:text-underline-width="auto" style:text-underline-color="font-color" fo:font-weight="bold" officeooo:rsid="00249d91" style:font-weight-asian="bold" style:font-weight-complex="bold"/>
    </style:style>
    <style:style style:name="T11" style:family="text">
      <style:text-properties style:text-position="0% 100%" style:font-name="Liberation Serif1" fo:font-weight="bold" style:font-weight-asian="bold" style:font-weight-complex="bold"/>
    </style:style>
    <style:style style:name="T12" style:family="text">
      <style:text-properties style:text-position="0% 100%" style:font-name="Liberation Serif1" officeooo:rsid="00249a00"/>
    </style:style>
    <style:style style:name="T13" style:family="text">
      <style:text-properties style:text-position="0% 100%" style:font-name="Liberation Serif1" style:text-underline-style="solid" style:text-underline-type="double" style:text-underline-width="auto" style:text-underline-color="font-color" officeooo:rsid="00249a00"/>
    </style:style>
    <style:style style:name="T14" style:family="text">
      <style:text-properties style:text-position="0% 100%" style:font-name="Liberation Serif1" officeooo:rsid="00249d91"/>
    </style:style>
    <style:style style:name="T15" style:family="text">
      <style:text-properties style:text-position="sub 58%" style:font-name="Liberation Serif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ura’s comments and my responses</text:p>
      <text:p text:style-name="P1"/>
      <text:list xml:id="list2098021906417438624" text:style-name="L1">
        <text:list-item>
          <text:p text:style-name="P2"><text:span text:style-name="T1">Page 18</text:span>: 3.5 Pair Selection: Average Separation Cuts</text:p>
          <text:list>
            <text:list-item>
              <text:p text:style-name="P2">why 6 cm and not 4 cm ? The plots look flat already at this minimal separation. <text:s/>What would be the gain for the statistics of pairs with a relative momentum lower than 200 MeV/c?</text:p>
            </text:list-item>
          </text:list>
        </text:list-item>
        <text:list-item>
          <text:p text:style-name="P3"><text:span text:style-name="T1">Page 22</text:span>: Figure 11: <text:span text:style-name="T2">Λ</text:span><text:span text:style-name="T3">K</text:span><text:span text:style-name="T4">0</text:span><text:span text:style-name="T6"> correlation functions</text:span></text:p>
          <text:list>
            <text:list-item>
              <text:p text:style-name="P3"><text:span text:style-name="T6">Is the behaviour of the long range corrrelation part, going from flat to below one for large K*, reproduced by Phythia? Can you produce plots where you also show the simulations for all these correlations?</text:span></text:p>
            </text:list-item>
          </text:list>
        </text:list-item>
        <text:list-item>
          <text:p text:style-name="P3"><text:span text:style-name="T7">Page 22</text:span><text:span text:style-name="T6">: 5.1 Model </text:span><text:span text:style-name="T8">Λ</text:span><text:span text:style-name="T6">K and </text:span><text:span text:style-name="T8">Ξ</text:span><text:span text:style-name="T5">ch</text:span><text:span text:style-name="T8">K</text:span><text:span text:style-name="T5">0</text:span></text:p>
          <text:list>
            <text:list-item>
              <text:p text:style-name="P4"><text:span text:style-name="T8">Here it is not clear which global fit function you use. DO you sum up the line or you multiply the genuine correlations function for the line and add background? <text:s/>PLease include the exact formula with all the factor. <text:s/>I also dont understand the sense of the black line, the fit without resolution and background. </text:span></text:p>
            </text:list-item>
          </text:list>
        </text:list-item>
        <text:list-item>
          <text:p text:style-name="P5"><text:span text:style-name="T9">Page 26</text:span><text:span text:style-name="T8">: Momentum Resolution Corrections</text:span></text:p>
          <text:list>
            <text:list-item>
              <text:p text:style-name="P5"><text:span text:style-name="T8">I dont understand this part. <text:s/>why do you need to account for the interaction when correcting for the pair momentum resolution?</text:span></text:p>
            </text:list-item>
          </text:list>
        </text:list-item>
        <text:list-item>
          <text:p text:style-name="P6"><text:span text:style-name="T9">Page 30</text:span><text:span text:style-name="T8">: Residual Correlations</text:span></text:p>
          <text:list>
            <text:list-item>
              <text:p text:style-name="P6"><text:span text:style-name="T8">A table is needed with all possible residual contributions and their weight and also a more detailed explanation about the 3 and 10 components. <text:s/>It is less explained here than in the slides you showed to get the preliminaries.</text:span></text:p>
            </text:list-item>
          </text:list>
        </text:list-item>
        <text:list-item>
          <text:p text:style-name="P6"><text:span text:style-name="T9">Page 30</text:span><text:span text:style-name="T8">: Residual Correlations</text:span></text:p>
          <text:list>
            <text:list-item>
              <text:p text:style-name="P6"><text:span text:style-name="T8">What about the misidentification correlations? <text:s/>I will send you the description of our Lambda parameters that contains also PID impurtities </text:span></text:p>
            </text:list-item>
          </text:list>
        </text:list-item>
        <text:list-item>
          <text:p text:style-name="P7"><text:span text:style-name="T9">Page 31</text:span><text:span text:style-name="T8">: Residual Correlations</text:span></text:p>
          <text:list>
            <text:list-item>
              <text:p text:style-name="P7"><text:span text:style-name="T8">Why (should all Coulomb-neutral residual pairs share the same source size and scattering parameters as the daughter pair)??? </text:span></text:p>
            </text:list-item>
          </text:list>
        </text:list-item>
        <text:list-item>
          <text:p text:style-name="P8"><text:span text:style-name="T9">Page 31</text:span><text:span text:style-name="T8">: Residual Correlations</text:span></text:p>
          <text:list>
            <text:list-item>
              <text:p text:style-name="P8"><text:span text:style-name="T8">but mt scaling is not 'smaller values '. <text:s/>I dont understand this part. (“Concerning the radii of the residual parent pairs, it was suggested that these should be set to smaller values.”</text:span></text:p>
            </text:list-item>
          </text:list>
        </text:list-item>
        <text:list-item>
          <text:p text:style-name="P9"><text:span text:style-name="T9">Page 31</text:span><text:span text:style-name="T8">: Residual Correlations</text:span></text:p>
          <text:list>
            <text:list-item>
              <text:p text:style-name="P9"><text:span text:style-name="T8">where does this parmatrization come from? from the measurements ? (Parametrization R</text:span><text:span text:style-name="T15">AB</text:span><text:span text:style-name="T8"> = αm</text:span><text:span text:style-name="T15">T</text:span><text:span text:style-name="T5">1/2</text:span><text:span text:style-name="T8">)</text:span></text:p>
            </text:list-item>
          </text:list>
        </text:list-item>
        <text:list-item>
          <text:p text:style-name="P10"><text:span text:style-name="T9">Page 32</text:span><text:span text:style-name="T8">: Residual Correlations</text:span></text:p>
          <text:list>
            <text:list-item>
              <text:p text:style-name="P10"><text:span text:style-name="T8">Highlighted: “We find in our Ξ</text:span><text:span text:style-name="T5">ch</text:span><text:span text:style-name="T8">K</text:span><text:span text:style-name="T5">ch</text:span><text:span text:style-name="T8"> study that a Coulomb-only description of the system describes, reasonably well, the broad features of the correlation.”</text:span></text:p>
            </text:list-item>
          </text:list>
        </text:list-item>
        <text:list-item>
          <text:p text:style-name="P10"><text:span text:style-name="T9">Page 33</text:span><text:span text:style-name="T8">: Figure 19: Σ</text:span><text:span text:style-name="T5">0</text:span><text:span text:style-name="T8">K+ Transform</text:span></text:p>
          <text:list>
            <text:list-item>
              <text:p text:style-name="P10"><text:span text:style-name="T8">What do you assume for the interaction Sigma0 K???</text:span></text:p>
            </text:list-item>
          </text:list>
        </text:list-item>
        <text:list-item>
          <text:p text:style-name="P10"><text:span text:style-name="T9">Page 33</text:span><text:span text:style-name="T8">: 6.1.2 Non-Flat Background</text:span></text:p>
          <text:list>
            <text:list-item>
              <text:p text:style-name="P10"><text:span text:style-name="T8">Dont you vary the normalization range of Same Evt to Mixed Evt?</text:span></text:p>
            </text:list-item>
          </text:list>
        </text:list-item>
        <text:list-item>
          <text:p text:style-name="P11"><text:span text:style-name="T9">Page 35</text:span><text:span text:style-name="T8">: Results and Discussion</text:span></text:p>
          <text:list>
            <text:list-item>
              <text:p text:style-name="P11"><text:span text:style-name="T8">Side remark: the case without residual is wrong. <text:s/>You can leave it here in the note but in the paper we dont need to show the first trail presented at QM2017. <text:s/>Im not even sure that we need 3 and 10 components. <text:s/>One should although motivate why 3 is sufficient. which I dont see explained in this note.</text:span></text:p>
            </text:list-item>
          </text:list>
        </text:list-item>
        <text:list-item>
          <text:p text:style-name="P12"><text:span text:style-name="T9">Page 36</text:span><text:span text:style-name="T8">: Results and Discussion</text:span></text:p>
          <text:list>
            <text:list-item>
              <text:p text:style-name="P12"><text:span text:style-name="T8">In the tables you quote only the lambda parameters for the genuine correlations but at least in the note you should quote all the components as we did for the pp 7TeV analysis. <text:s/>Also I </text:span><text:soft-page-break/><text:span text:style-name="T8">dont undertand whether lambda is a free parameter or not. <text:s/>at the end you get the same value for all centralities. <text:s/>Should not simulation tell you how big lambda is for different centralities ?</text:span></text:p>
            </text:list-item>
          </text:list>
        </text:list-item>
        <text:list-item>
          <text:p text:style-name="P13"><text:span text:style-name="T9">Page 36</text:span><text:span text:style-name="T8">: Results and Discussion</text:span></text:p>
          <text:list>
            <text:list-item>
              <text:p text:style-name="P13"><text:span text:style-name="T8">I dont understand why you leave lambda so free. <text:s/>the fraction of the different resonances are known from simulations and also measurements. <text:s/>This is for sure deteriorating your precision in the parameter extraction. <text:s/>Can you motivate the choice of the free fit? <text:s/>Maybe a table with the uncertainty on the different contribution by secondaries would be useful.</text:span></text:p>
            </text:list-item>
          </text:list>
        </text:list-item>
        <text:list-item>
          <text:p text:style-name="P14"><text:span text:style-name="T9">Page 36</text:span><text:span text:style-name="T8">: Results and Discussion</text:span></text:p>
          <text:list>
            <text:list-item>
              <text:p text:style-name="P14"><text:span text:style-name="T8">what does this sentence mean??? <text:s/>Not clear at all (“Notice, the 10-30% radius is at its limit, as is λ from the 30-50% ΛK</text:span><text:span text:style-name="T5">0</text:span><text:span text:style-name="T15">S</text:span><text:span text:style-name="T8"> analysis. <text:s/>This accounts for the 0.0000 systematic uncertainty of the 10-30% R value currently quotes in Table 1.”)</text:span></text:p>
            </text:list-item>
          </text:list>
        </text:list-item>
        <text:list-item>
          <text:p text:style-name="P15"><text:span text:style-name="T9">Page 37</text:span><text:span text:style-name="T8">: Figure 22: Extracted λ vs Radius results</text:span></text:p>
          <text:list>
            <text:list-item>
              <text:p text:style-name="P15"><text:span text:style-name="T8">what does it mena lambda larger than 1???? <text:s/>In line 623 you wrote lambda between 0.1 and 0.8. <text:s/>why only for Lambda K0s?</text:span></text:p>
            </text:list-item>
          </text:list>
        </text:list-item>
        <text:list-item>
          <text:p text:style-name="P15"><text:span text:style-name="T9">Page 37</text:span><text:span text:style-name="T8">: Figure 22: Extracted λ vs Radius results</text:span></text:p>
          <text:list>
            <text:list-item>
              <text:p text:style-name="P15"><text:span text:style-name="T8">how can be that for 10 res you have smaller errors???</text:span></text:p>
            </text:list-item>
          </text:list>
        </text:list-item>
        <text:list-item>
          <text:p text:style-name="P16"><text:span text:style-name="T9">Page 40</text:span><text:span text:style-name="T8">: Figure 25</text:span></text:p>
          <text:list>
            <text:list-item>
              <text:p text:style-name="P16"><text:span text:style-name="T8">Ok, this figure is too busy. <text:s/>1) You dont need the tests without residuals, they are wrong. <text:s/>2) as I wrote I dont understand why you can fix the lambda ( at least roughly) taking the simulation values, this would decrease the errors a lot. <text:s/>3) what is the physics sense of a fixed d0? <text:s/>This parameter is unknown!! <text:s/>You fix lambda that we know and leave d0 free? It doe not make any sense.</text:span></text:p>
            </text:list-item>
          </text:list>
        </text:list-item>
        <text:list-item>
          <text:p text:style-name="P17"><text:span text:style-name="T9">Page 48</text:span><text:span text:style-name="T8">: Fit Results Table</text:span></text:p>
          <text:list>
            <text:list-item>
              <text:p text:style-name="P17"><text:span text:style-name="T8">not clear here. <text:s/>do you fit all the different correlation functions obtained by the difference cut selection when performing your systematic variation ? <text:s/>How do you account for the systematic errors? <text:s/>Do you only vary the fit ranges?</text:span></text:p>
            </text:list-item>
          </text:list>
        </text:list-item>
        <text:list-item>
          <text:p text:style-name="P18"><text:span text:style-name="T9">Page 50</text:span><text:span text:style-name="T8">: 7.1.2 and 7.1.3: Results ΛK</text:span><text:span text:style-name="T5">0</text:span><text:span text:style-name="T15">S</text:span><text:span text:style-name="T8"> and ΛK</text:span><text:span text:style-name="T5">ch</text:span><text:span text:style-name="T8"> 3 Residuals and 10 Residuals </text:span></text:p>
          <text:list>
            <text:list-item>
              <text:p text:style-name="P18"><text:span text:style-name="T8"><text:s/></text:span><text:span text:style-name="T12">?? why is that </text:span><text:span text:style-name="T13">empty</text:span><text:span text:style-name="T12">?</text:span></text:p>
            </text:list-item>
          </text:list>
        </text:list-item>
        <text:list-item>
          <text:p text:style-name="P19"><text:span text:style-name="T9">Page 50</text:span><text:span text:style-name="T8">: Results ΞK</text:span><text:span text:style-name="T5">ch</text:span></text:p>
          <text:list>
            <text:list-item>
              <text:p text:style-name="P19"><text:span text:style-name="T8">but the data are withing the coulomb band. I dont see your point. </text:span><text:span text:style-name="T14">(“Even without any fits to the data, the fact that the Ξ-K+ data dips below unity (Fig, 50) is exciting, as this cannot occur purely from a Coulomb interaction.” <text:s/>“Figure 51 demonstrates graphically, that the Ξ-K+ results cannot be described by solely the Coulomb interaction.”)</text:span></text:p>
            </text:list-item>
          </text:list>
        </text:list-item>
        <text:list-item>
          <text:p text:style-name="P20"><text:span text:style-name="T10">P</text:span><text:span text:style-name="T9">age 50</text:span><text:span text:style-name="T8">: Results ΞK</text:span></text:p>
          <text:list>
            <text:list-item>
              <text:p text:style-name="P20"><text:span text:style-name="T8">not really for all cases (“Including the strong interaction into the simulation can dramatically change the resulting correlation function, as shown in Figure 52.”)</text:span></text:p>
            </text:list-item>
          </text:list>
        </text:list-item>
        <text:list-item>
          <text:p text:style-name="P21"><text:span text:style-name="T9">Page 51</text:span><text:span text:style-name="T8">: Results ΞK: Figure 53</text:span></text:p>
          <text:list>
            <text:list-item>
              <text:p text:style-name="P21"><text:span text:style-name="T8">do you fit also here lambda ?</text:span></text:p>
            </text:list-item>
          </text:list>
        </text:list-item>
        <text:list-item>
          <text:p text:style-name="P22"><text:span text:style-name="T9">Page 52</text:span><text:span text:style-name="T8">: Figure 37: ΛK</text:span><text:span text:style-name="T5">0</text:span><text:span text:style-name="T15">S</text:span><text:span text:style-name="T8"> results with residuals </text:span></text:p>
          <text:list>
            <text:list-item>
              <text:p text:style-name="P22"><text:span text:style-name="T8">as I mentioned before you didn explain at all where this linear behaivour for large k* comes from. Is that so also in Phythias </text:span></text:p>
            </text:list-item>
          </text:list>
        </text:list-item>
        <text:list-item>
          <text:p text:style-name="P22"><text:span text:style-name="T9">Page 54</text:span><text:span text:style-name="T8">: Figure 39: ΛK+ results with residuals</text:span></text:p>
          <text:list>
            <text:list-item>
              <text:p text:style-name="P22"><text:span text:style-name="T8">from the figures it is not clear to me if the linear slope below 1 for large k* is the same for K0s and K+ ist that? also for K-? Also: is this behaviour also observed in the pi-pi analysis in PbPb collisions?</text:span></text:p>
            </text:list-item>
          </text:list>
        </text:list-item>
        <text:list-item>
          <text:p text:style-name="P23"><text:span text:style-name="T9">Page 57</text:span><text:span text:style-name="T8">: Figure 42</text:span></text:p>
          <text:list>
            <text:list-item>
              <text:p text:style-name="P24"><text:span text:style-name="T8">What about the values from Jeremy for PLambda and Lambda Lambda... and so on? <text:s/>Can you make a plot with also these values?</text:span></text:p>
            </text:list-item>
          </text:list>
        </text:list-item>
        <text:list-item>
          <text:p text:style-name="P23"><text:soft-page-break/><text:span text:style-name="T9">Page 57</text:span><text:span text:style-name="T8">: Figure 42</text:span></text:p>
          <text:list>
            <text:list-item>
              <text:p text:style-name="P24"><text:span text:style-name="T8">I wonder what would happen to the radius if you fix lambda. <text:s/>same story as before </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3T08:47:14.663826427</meta:creation-date>
    <dc:date>2018-02-13T09:29:05.046229117</dc:date>
    <meta:editing-duration>PT41M32S</meta:editing-duration>
    <meta:editing-cycles>31</meta:editing-cycles>
    <meta:generator>LibreOffice/5.1.6.2$Linux_X86_64 LibreOffice_project/10m0$Build-2</meta:generator>
    <meta:document-statistic meta:table-count="0" meta:image-count="0" meta:object-count="0" meta:page-count="3" meta:paragraph-count="57" meta:word-count="1108" meta:character-count="6155" meta:non-whitespace-character-count="5120"/>
  </office:meta>
</office:document-meta>
</file>